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MBX12" svg:font-family="CMBX12" style:font-family-generic="roman" style:font-pitch="variable"/>
    <style:font-face style:name="CMR10" svg:font-family="CMR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9fddc" officeooo:paragraph-rsid="0019fddc" style:font-size-asian="12.25pt" style:font-size-complex="14pt"/>
    </style:style>
    <style:style style:name="P2" style:family="paragraph" style:parent-style-name="Standard">
      <style:text-properties fo:font-size="14pt" officeooo:rsid="0019fddc" officeooo:paragraph-rsid="001cccfc" style:font-size-asian="12.25pt" style:font-size-complex="14pt"/>
    </style:style>
    <style:style style:name="P3" style:family="paragraph" style:parent-style-name="Standard">
      <style:text-properties style:use-window-font-color="true" loext:opacity="0%" fo:font-size="13pt" officeooo:rsid="0019fddc" officeooo:paragraph-rsid="0019fddc" style:font-size-asian="13pt" style:font-size-complex="13pt"/>
    </style:style>
    <style:style style:name="P4" style:family="paragraph" style:parent-style-name="Standard">
      <style:text-properties style:use-window-font-color="true" loext:opacity="0%" fo:font-size="13pt" officeooo:rsid="0019fddc" officeooo:paragraph-rsid="001cccfc" style:font-size-asian="13pt" style:font-size-complex="13pt"/>
    </style:style>
    <style:style style:name="P5" style:family="paragraph" style:parent-style-name="Standard">
      <style:text-properties style:use-window-font-color="true" loext:opacity="0%" fo:font-size="13pt" officeooo:rsid="001f0912" officeooo:paragraph-rsid="001f0912" style:font-size-asian="13pt" style:font-size-complex="13pt"/>
    </style:style>
    <style:style style:name="P6" style:family="paragraph" style:parent-style-name="Standard">
      <style:text-properties style:use-window-font-color="true" loext:opacity="0%" style:font-name="CMR10" fo:font-size="13pt" officeooo:rsid="0025e425" officeooo:paragraph-rsid="0025e425" style:font-size-asian="13pt" style:font-size-complex="13pt"/>
    </style:style>
    <style:style style:name="P7" style:family="paragraph" style:parent-style-name="Standard">
      <style:text-properties style:use-window-font-color="true" loext:opacity="0%" style:font-name="CMR10" fo:font-size="13pt" officeooo:rsid="001f0912" officeooo:paragraph-rsid="001f0912" style:font-size-asian="13pt" style:font-size-complex="13pt"/>
    </style:style>
    <style:style style:name="P8" style:family="paragraph" style:parent-style-name="Standard">
      <style:text-properties style:use-window-font-color="true" loext:opacity="0%" style:font-name="CMR10" fo:font-size="13pt" officeooo:rsid="0033c951" officeooo:paragraph-rsid="0033c951" style:font-size-asian="11.3500003814697pt" style:font-size-complex="13pt"/>
    </style:style>
    <style:style style:name="P9" style:family="paragraph" style:parent-style-name="Standard">
      <style:text-properties style:use-window-font-color="true" loext:opacity="0%" style:font-name="CMBX12" fo:font-size="13pt" officeooo:rsid="00321b4c" officeooo:paragraph-rsid="00321b4c" style:font-size-asian="11.3500003814697pt" style:font-size-complex="13pt"/>
    </style:style>
    <style:style style:name="P10" style:family="paragraph" style:parent-style-name="Standard">
      <style:text-properties fo:color="#0066cd" loext:opacity="100%" style:font-name="CMR10" fo:font-size="14.5pt" officeooo:rsid="0019fddc" officeooo:paragraph-rsid="001cccfc" style:font-size-asian="14.5pt" style:font-size-complex="14pt"/>
    </style:style>
    <style:style style:name="P11" style:family="paragraph" style:parent-style-name="Standard">
      <style:text-properties fo:color="#0066cd" loext:opacity="100%" style:font-name="CMR10" fo:font-size="14.5pt" officeooo:rsid="0019fddc" officeooo:paragraph-rsid="0025e425" style:font-size-asian="14.5pt" style:font-size-complex="14pt"/>
    </style:style>
    <style:style style:name="P12" style:family="paragraph" style:parent-style-name="Standard">
      <style:text-properties style:use-window-font-color="true" loext:opacity="0%" style:font-name="CMR10" fo:font-size="13pt" officeooo:rsid="0025e425" officeooo:paragraph-rsid="0037e9a6" style:font-size-asian="13pt" style:font-size-complex="13pt"/>
    </style:style>
    <style:style style:name="P13" style:family="paragraph" style:parent-style-name="Standard">
      <style:text-properties style:use-window-font-color="true" loext:opacity="0%" style:font-name="CMBX12" fo:font-size="13pt" officeooo:rsid="00321b4c" officeooo:paragraph-rsid="0037e9a6" style:font-size-asian="11.3500003814697pt" style:font-size-complex="13pt"/>
    </style:style>
    <style:style style:name="P14" style:family="paragraph" style:parent-style-name="Standard">
      <style:text-properties style:use-window-font-color="true" loext:opacity="0%" fo:font-size="13pt" officeooo:rsid="0019fddc" officeooo:paragraph-rsid="0037e9a6" style:font-size-asian="13pt" style:font-size-complex="13pt"/>
    </style:style>
    <style:style style:name="P15" style:family="paragraph" style:parent-style-name="Standard">
      <style:text-properties fo:font-size="14pt" officeooo:rsid="0019fddc" officeooo:paragraph-rsid="0037e9a6" style:font-size-asian="12.25pt" style:font-size-complex="14pt"/>
    </style:style>
    <style:style style:name="P16" style:family="paragraph" style:parent-style-name="Standard">
      <style:text-properties fo:font-size="14pt" officeooo:rsid="002ae1ac" officeooo:paragraph-rsid="0019fddc" style:font-size-asian="12.25pt" style:font-size-complex="14pt"/>
    </style:style>
    <style:style style:name="P17" style:family="paragraph" style:parent-style-name="Standard">
      <style:text-properties fo:color="#0066cd" loext:opacity="100%" style:font-name="CMR10" fo:font-size="14.5pt" officeooo:rsid="0019fddc" officeooo:paragraph-rsid="0037e9a6" style:font-size-asian="14.5pt" style:font-size-complex="14pt"/>
    </style:style>
    <style:style style:name="T1" style:family="text">
      <style:text-properties style:font-name="CMR10"/>
    </style:style>
    <style:style style:name="T2" style:family="text">
      <style:text-properties fo:color="#0066cd" loext:opacity="100%" style:font-name="CMBX12" fo:font-size="14.5pt" style:font-size-asian="14.5pt"/>
    </style:style>
    <style:style style:name="T3" style:family="text">
      <style:text-properties fo:color="#0066cd" loext:opacity="100%" style:font-name="CMBX12" fo:font-size="14.5pt" officeooo:rsid="001cccfc" style:font-size-asian="14.5pt"/>
    </style:style>
    <style:style style:name="T4" style:family="text">
      <style:text-properties fo:color="#0066cd" loext:opacity="100%" style:font-name="CMR10" fo:font-size="14.5pt" style:font-size-asian="14.5pt"/>
    </style:style>
    <style:style style:name="T5" style:family="text">
      <style:text-properties style:use-window-font-color="true" loext:opacity="0%" style:font-name="CMR10" fo:font-size="13pt" officeooo:rsid="0025f6cd" style:font-size-asian="13pt" style:font-size-complex="13pt"/>
    </style:style>
    <style:style style:name="T6" style:family="text">
      <style:text-properties style:use-window-font-color="true" loext:opacity="0%" style:font-name="CMR10" fo:font-size="13pt" officeooo:rsid="0028e5c3" style:font-size-asian="11.3500003814697pt" style:font-size-complex="13pt"/>
    </style:style>
    <style:style style:name="T7" style:family="text">
      <style:text-properties officeooo:rsid="0028e5c3"/>
    </style:style>
    <style:style style:name="T8" style:family="text">
      <style:text-properties officeooo:rsid="00321b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ys <text:span text:style-name="T8">13</text:span>/9, <text:span text:style-name="T8">14</text:span>/9, <text:span text:style-name="T8">15</text:span><text:span text:style-name="T7">/9</text:span></text:p>
      <text:p text:style-name="P2"><text:span text:style-name="T4"/></text:p>
      <text:p text:style-name="P15"><text:span text:style-name="T2">Computer Vision Section – </text:span><text:span text:style-name="T3">Amir, Logy</text:span><text:span text:style-name="T6"><text:line-break/><text:line-break/>Accomplishments:<text:line-break/>GUI implementation for entire code integrated with microcontroller and hardware<text:line-break/><text:line-break/>Problems encountered:<text:line-break/>Syncing functions together using GUI<text:line-break/>Updating throughout the code<text:line-break/>Fixing the way everything looks<text:line-break/><text:line-break/>Steps:<text:line-break/>1. Created dialog boxes, bottom sheets etc. to notify homeowners of activity done by them<text:line-break/>2. Created modal dialog boxes to ask homeowners for confirmation concerning their activity<text:line-break/>3. Created functions for frequently repeated blocks of code for GUI<text:line-break/>4. Used pyserial to write code that integrates hardware with software<text:line-break/>5. Tested the way everything works together</text:span></text:p>
      <text:p text:style-name="P15"><text:span text:style-name="T6"/></text:p>
      <text:p text:style-name="P1"><text:span text:style-name="T2">Micro-controllers Section</text:span><text:span text:style-name="T4">:</text:span></text:p>
      <text:p text:style-name="P1"><text:span text:style-name="T4"/></text:p>
      <text:p text:style-name="P13">No new progress</text:p>
      <text:p text:style-name="P14"><text:span text:style-name="T1"/></text:p>
      <text:p text:style-name="P17">Problems:</text:p>
      <text:p text:style-name="P12">None</text:p>
      <text:p text:style-name="P16"><text:span text:style-name="T3"/></text:p>
      <text:p text:style-name="P2"><text:span text:style-name="T3">Hardware</text:span><text:span text:style-name="T2"> Section:<text:line-break/></text:span></text:p>
      <text:p text:style-name="P9">No new progress</text:p>
      <text:p text:style-name="P4"><text:span text:style-name="T1"/></text:p>
      <text:p text:style-name="P11">Problems:</text:p>
      <text:p text:style-name="P6">None</text:p>
      <text:p text:style-name="P3"><text:span text:style-name="T1"/></text:p>
      <text:p text:style-name="P3"><text:span text:style-name="T1"/></text:p>
      <text:p text:style-name="P8">Tested everything for the final time and shot a demo video.</text:p>
      <text:p text:style-name="P3"><text:span text:style-name="T1"/></text:p>
      <text:p text:style-name="P3"><text:span text:style-name="T1"/></text:p>
      <text:p text:style-name="P3"><text:span text:style-name="T1"/></text:p>
      <text:p text:style-name="P7">Links:</text:p>
      <text:p text:style-name="P5"><text:a xlink:type="simple" xlink:href="https://github.com/AmirKaseb/Mini-Smart-Home-System/tree/main" text:style-name="Internet_20_link" text:visited-style-name="Visited_20_Internet_20_Link"><text:span text:style-name="T1">AmirKaseb/Mini-Smart-Home-System: This Repo demonstrates our journey ( Team 11 ) for Mind Cloud Final Project (github.com)</text:span></text:a><text:span text:style-name="T1"> </text:span></text:p>
      <text:p text:style-name="P7">https://www.tinkercad.com/things/emIDLEaHkLq-mindcloud-megaproject-microcontroller-team-1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MBX12" svg:font-family="CMBX12" style:font-family-generic="roman" style:font-pitch="variable"/>
    <style:font-face style:name="CMR10" svg:font-family="CMR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3:49:08.791000000</meta:creation-date>
    <dc:date>2024-09-15T23:52:45.988000000</dc:date>
    <meta:editing-duration>PT4H51M49S</meta:editing-duration>
    <meta:editing-cycles>22</meta:editing-cycles>
    <meta:generator>LibreOffice/7.6.2.1$Windows_X86_64 LibreOffice_project/56f7684011345957bbf33a7ee678afaf4d2ba333</meta:generator>
    <meta:print-date>2024-09-12T21:00:12.462000000</meta:print-date>
    <meta:printed-by>PDF files</meta:printed-by>
    <meta:document-statistic meta:table-count="0" meta:image-count="0" meta:object-count="0" meta:page-count="1" meta:paragraph-count="14" meta:word-count="137" meta:character-count="1025" meta:non-whitespace-character-count="896"/>
  </office:meta>
</office:document-meta>
</file>